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089d8f" officeooo:paragraph-rsid="00089d8f" style:font-size-asian="16pt" style:font-size-complex="16pt"/>
    </style:style>
    <style:style style:name="P2" style:family="paragraph" style:parent-style-name="Standard">
      <style:text-properties fo:font-size="16pt" officeooo:rsid="001202d8" officeooo:paragraph-rsid="00089d8f" style:font-size-asian="16pt" style:font-size-complex="16pt"/>
    </style:style>
    <style:style style:name="P3" style:family="paragraph" style:parent-style-name="Standard">
      <style:text-properties fo:font-size="12pt" officeooo:rsid="000799d4" officeooo:paragraph-rsid="00089d8f" style:font-size-asian="12pt" style:font-size-complex="12pt"/>
    </style:style>
    <style:style style:name="P4" style:family="paragraph" style:parent-style-name="Standard">
      <style:text-properties fo:font-size="12pt" officeooo:rsid="00089d8f" officeooo:paragraph-rsid="00089d8f" style:font-size-asian="12pt" style:font-size-complex="12pt"/>
    </style:style>
    <style:style style:name="P5" style:family="paragraph" style:parent-style-name="Standard">
      <style:text-properties fo:font-size="12pt" officeooo:rsid="0022afea" officeooo:paragraph-rsid="0022afea" style:font-size-asian="12pt" style:font-size-complex="12pt"/>
    </style:style>
    <style:style style:name="P6" style:family="paragraph" style:parent-style-name="Standard">
      <style:text-properties style:font-name="Lucida Sans Unicode" fo:font-size="16pt" officeooo:rsid="000799d4" officeooo:paragraph-rsid="000799d4" style:font-size-asian="16pt" style:font-size-complex="16pt"/>
    </style:style>
    <style:style style:name="P7" style:family="paragraph" style:parent-style-name="Standard">
      <style:text-properties style:font-name="Lucida Sans Unicode" fo:font-size="16pt" officeooo:rsid="001c0f79" officeooo:paragraph-rsid="001c0f79" style:font-size-asian="16pt" style:font-size-complex="16pt"/>
    </style:style>
    <style:style style:name="P8" style:family="paragraph" style:parent-style-name="Standard">
      <style:text-properties style:font-name="Lucida Sans Unicode" fo:font-size="16pt" fo:font-weight="bold" officeooo:rsid="0022afea" officeooo:paragraph-rsid="0022afea" style:font-size-asian="16pt" style:font-weight-asian="bold" style:font-size-complex="16pt" style:font-weight-complex="bold"/>
    </style:style>
    <style:style style:name="P9" style:family="paragraph" style:parent-style-name="Standard">
      <style:text-properties style:font-name="Lucida Sans Unicode" fo:font-size="12pt" officeooo:rsid="00089d8f" officeooo:paragraph-rsid="00089d8f" style:font-size-asian="12pt" style:font-size-complex="12pt"/>
    </style:style>
    <style:style style:name="P10" style:family="paragraph" style:parent-style-name="Standard">
      <style:text-properties style:font-name="Lucida Sans Unicode" fo:font-size="12pt" officeooo:rsid="001c0f79" officeooo:paragraph-rsid="001c0f79" style:font-size-asian="12pt" style:font-size-complex="12pt"/>
    </style:style>
    <style:style style:name="P11" style:family="paragraph" style:parent-style-name="Standard">
      <style:text-properties style:font-name="Lucida Sans Unicode" fo:font-size="12pt" officeooo:rsid="0022afea" officeooo:paragraph-rsid="0022afea" style:font-size-asian="12pt" style:font-size-complex="12pt"/>
    </style:style>
    <style:style style:name="P12" style:family="paragraph" style:parent-style-name="Standard">
      <style:text-properties style:font-name="Lucida Sans Unicode" fo:font-size="14pt" officeooo:rsid="000799d4" officeooo:paragraph-rsid="000799d4" style:font-size-asian="14pt" style:font-size-complex="14pt"/>
    </style:style>
    <style:style style:name="P13" style:family="paragraph" style:parent-style-name="Standard">
      <style:text-properties style:font-name="Lucida Sans Unicode" fo:font-size="14pt" officeooo:rsid="0017f5d7" officeooo:paragraph-rsid="0017f5d7" style:font-size-asian="14pt" style:font-size-complex="14pt"/>
    </style:style>
    <style:style style:name="P14" style:family="paragraph" style:parent-style-name="Standard">
      <style:text-properties style:font-name="Lucida Sans Unicode" fo:font-size="14pt" fo:font-weight="normal" officeooo:rsid="0022afea" officeooo:paragraph-rsid="0022afea" style:font-size-asian="14pt" style:font-weight-asian="normal" style:font-size-complex="14pt" style:font-weight-complex="normal"/>
    </style:style>
    <style:style style:name="P15" style:family="paragraph" style:parent-style-name="Standard">
      <style:paragraph-properties fo:margin-top="0in" fo:margin-bottom="0in" loext:contextual-spacing="false"/>
      <style:text-properties style:font-name="Lucida Sans Unicode" fo:font-size="14pt" officeooo:rsid="001202d8" officeooo:paragraph-rsid="001202d8" style:font-size-asian="14pt" style:font-size-complex="14pt"/>
    </style:style>
    <style:style style:name="P16" style:family="paragraph" style:parent-style-name="Standard">
      <style:paragraph-properties fo:margin-top="0in" fo:margin-bottom="0in" loext:contextual-spacing="false"/>
      <style:text-properties style:font-name="Lucida Sans Unicode" fo:font-size="14pt" fo:font-weight="normal" officeooo:rsid="001f4857" officeooo:paragraph-rsid="0022afea" style:font-size-asian="14pt" style:font-weight-asian="normal" style:font-size-complex="14pt" style:font-weight-complex="normal"/>
    </style:style>
    <style:style style:name="P17" style:family="paragraph" style:parent-style-name="Standard">
      <style:paragraph-properties fo:margin-top="0in" fo:margin-bottom="0in" loext:contextual-spacing="false"/>
      <style:text-properties style:font-name="Lucida Sans Unicode" fo:font-size="14pt" fo:font-weight="normal" officeooo:rsid="0022afea" officeooo:paragraph-rsid="0022afea" style:font-size-asian="12.25pt" style:font-weight-asian="normal" style:font-size-complex="14pt" style:font-weight-complex="normal"/>
    </style:style>
    <style:style style:name="P18" style:family="paragraph" style:parent-style-name="Standard">
      <style:paragraph-properties fo:margin-top="0in" fo:margin-bottom="0in" loext:contextual-spacing="false"/>
      <style:text-properties style:font-name="Lucida Sans Unicode" fo:font-size="16pt" fo:font-weight="bold" officeooo:rsid="0022afea" officeooo:paragraph-rsid="0022afea" style:font-size-asian="16pt" style:font-weight-asian="bold" style:font-size-complex="16pt" style:font-weight-complex="bold"/>
    </style:style>
    <style:style style:name="P19" style:family="paragraph" style:parent-style-name="Standard">
      <style:paragraph-properties fo:margin-top="0in" fo:margin-bottom="0in" loext:contextual-spacing="false"/>
      <style:text-properties officeooo:paragraph-rsid="0022afea"/>
    </style:style>
    <style:style style:name="P20" style:family="paragraph" style:parent-style-name="Standard" style:list-style-name="L1">
      <style:text-properties style:font-name="Lucida Sans Unicode" fo:font-size="14pt" officeooo:rsid="000a69d3" officeooo:paragraph-rsid="000a69d3" style:font-size-asian="14pt" style:font-size-complex="14pt"/>
    </style:style>
    <style:style style:name="P21" style:family="paragraph" style:parent-style-name="Standard" style:list-style-name="L2">
      <style:text-properties officeooo:paragraph-rsid="000c66af"/>
    </style:style>
    <style:style style:name="P22" style:family="paragraph" style:parent-style-name="Standard" style:list-style-name="L2">
      <style:text-properties officeooo:rsid="000c66af" officeooo:paragraph-rsid="000d6df3"/>
    </style:style>
    <style:style style:name="P23" style:family="paragraph" style:parent-style-name="Standard" style:list-style-name="L2">
      <style:text-properties officeooo:rsid="000c66af" officeooo:paragraph-rsid="000c66af"/>
    </style:style>
    <style:style style:name="P24" style:family="paragraph" style:parent-style-name="Standard">
      <style:text-properties fo:font-size="12pt" officeooo:rsid="0022afea" officeooo:paragraph-rsid="0022afea" style:font-size-asian="12pt" style:font-size-complex="12pt"/>
    </style:style>
    <style:style style:name="P25" style:family="paragraph" style:parent-style-name="Standard">
      <style:text-properties fo:font-size="12pt" officeooo:rsid="00089d8f" officeooo:paragraph-rsid="00089d8f" style:font-size-asian="12pt" style:font-size-complex="12pt"/>
    </style:style>
    <style:style style:name="P26" style:family="paragraph" style:parent-style-name="Standard">
      <style:text-properties fo:font-size="12pt" officeooo:rsid="00290fb0" officeooo:paragraph-rsid="00290fb0" style:font-size-asian="12pt" style:font-size-complex="12pt"/>
    </style:style>
    <style:style style:name="P27" style:family="paragraph" style:parent-style-name="Standard" style:list-style-name="L2">
      <style:paragraph-properties fo:margin-top="0in" fo:margin-bottom="0in" loext:contextual-spacing="false"/>
      <style:text-properties officeooo:rsid="000d6df3" officeooo:paragraph-rsid="000d6df3"/>
    </style:style>
    <style:style style:name="P28" style:family="paragraph" style:parent-style-name="Standard" style:list-style-name="L2">
      <style:paragraph-properties fo:margin-top="0in" fo:margin-bottom="0in" loext:contextual-spacing="false"/>
      <style:text-properties officeooo:rsid="000d6df3" officeooo:paragraph-rsid="001f4857"/>
    </style:style>
    <style:style style:name="P29" style:family="paragraph" style:parent-style-name="Standard" style:list-style-name="L2">
      <style:paragraph-properties fo:margin-top="0in" fo:margin-bottom="0in" loext:contextual-spacing="false"/>
      <style:text-properties style:font-name="Lucida Sans Unicode" fo:font-size="14pt" officeooo:rsid="000f48aa" officeooo:paragraph-rsid="000f48aa" style:font-size-asian="14pt" style:font-size-complex="14pt"/>
    </style:style>
    <style:style style:name="P30" style:family="paragraph" style:parent-style-name="Standard" style:list-style-name="L2">
      <style:paragraph-properties fo:margin-top="0in" fo:margin-bottom="0in" loext:contextual-spacing="false"/>
      <style:text-properties style:font-name="Lucida Sans Unicode" fo:font-size="14pt" officeooo:rsid="001f4857" officeooo:paragraph-rsid="001f4857" style:font-size-asian="14pt" style:font-size-complex="14pt"/>
    </style:style>
    <style:style style:name="P31" style:family="paragraph" style:parent-style-name="Standard" style:list-style-name="L2">
      <style:paragraph-properties fo:margin-top="0in" fo:margin-bottom="0in" loext:contextual-spacing="false"/>
      <style:text-properties style:font-name="Lucida Sans Unicode" fo:font-size="14pt" officeooo:rsid="0013c985" officeooo:paragraph-rsid="0013c985" style:font-size-asian="14pt" style:font-size-complex="14pt"/>
    </style:style>
    <style:style style:name="P32" style:family="paragraph" style:parent-style-name="Standard" style:list-style-name="L2">
      <style:paragraph-properties fo:margin-top="0in" fo:margin-bottom="0in" loext:contextual-spacing="false"/>
      <style:text-properties style:font-name="Lucida Sans Unicode" fo:font-size="14pt" officeooo:rsid="0013c985" officeooo:paragraph-rsid="00151eb2" style:font-size-asian="14pt" style:font-size-complex="14pt"/>
    </style:style>
    <style:style style:name="P33" style:family="paragraph" style:parent-style-name="Standard" style:list-style-name="L2">
      <style:paragraph-properties fo:margin-top="0in" fo:margin-bottom="0in" loext:contextual-spacing="false"/>
      <style:text-properties style:font-name="Lucida Sans Unicode" fo:font-size="14pt" officeooo:rsid="00151eb2" officeooo:paragraph-rsid="00151eb2" style:font-size-asian="14pt" style:font-size-complex="14pt"/>
    </style:style>
    <style:style style:name="P34" style:family="paragraph" style:parent-style-name="Standard" style:list-style-name="L2">
      <style:paragraph-properties fo:margin-top="0in" fo:margin-bottom="0in" loext:contextual-spacing="false"/>
      <style:text-properties style:font-name="Lucida Sans Unicode" fo:font-size="14pt" officeooo:rsid="00153edf" officeooo:paragraph-rsid="00153edf" style:font-size-asian="14pt" style:font-size-complex="14pt"/>
    </style:style>
    <style:style style:name="P35" style:family="paragraph" style:parent-style-name="Standard" style:list-style-name="L2">
      <style:paragraph-properties fo:margin-top="0in" fo:margin-bottom="0in" loext:contextual-spacing="false"/>
      <style:text-properties style:font-name="Lucida Sans Unicode" fo:font-size="14pt" officeooo:rsid="0016dce8" officeooo:paragraph-rsid="0016dce8" style:font-size-asian="14pt" style:font-size-complex="14pt"/>
    </style:style>
    <style:style style:name="P36" style:family="paragraph" style:parent-style-name="Standard" style:list-style-name="L3">
      <style:paragraph-properties fo:margin-top="0in" fo:margin-bottom="0in" loext:contextual-spacing="false"/>
      <style:text-properties style:font-name="Lucida Sans Unicode" fo:font-size="14pt" fo:font-weight="normal" officeooo:rsid="000f48aa" officeooo:paragraph-rsid="0022afea" style:font-size-asian="14pt" style:font-weight-asian="normal" style:font-size-complex="14pt" style:font-weight-complex="normal"/>
    </style:style>
    <style:style style:name="P37" style:family="paragraph" style:parent-style-name="Standard" style:list-style-name="L3">
      <style:paragraph-properties fo:margin-top="0in" fo:margin-bottom="0in" loext:contextual-spacing="false"/>
      <style:text-properties style:font-name="Lucida Sans Unicode" fo:font-size="14pt" fo:font-weight="normal" officeooo:rsid="0023c14c" officeooo:paragraph-rsid="0023c14c" style:font-size-asian="14pt" style:font-weight-asian="normal" style:font-size-complex="14pt" style:font-weight-complex="normal"/>
    </style:style>
    <style:style style:name="P38" style:family="paragraph" style:parent-style-name="Standard" style:list-style-name="L2">
      <style:paragraph-properties fo:margin-top="0in" fo:margin-bottom="0in" loext:contextual-spacing="false"/>
      <style:text-properties style:font-name="Lucida Sans Unicode" officeooo:rsid="001320dc" officeooo:paragraph-rsid="0013c985"/>
    </style:style>
    <style:style style:name="P39" style:family="paragraph" style:parent-style-name="Standard" style:list-style-name="L2">
      <style:paragraph-properties fo:margin-top="0in" fo:margin-bottom="0in" loext:contextual-spacing="false"/>
      <style:text-properties style:font-name="Lucida Sans Unicode" officeooo:rsid="0013c985" officeooo:paragraph-rsid="00151eb2"/>
    </style:style>
    <style:style style:name="P40" style:family="paragraph" style:parent-style-name="Standard" style:list-style-name="L2">
      <style:paragraph-properties fo:margin-top="0in" fo:margin-bottom="0in" loext:contextual-spacing="false"/>
      <style:text-properties style:font-name="Lucida Sans Unicode" officeooo:rsid="00151eb2" officeooo:paragraph-rsid="00153edf"/>
    </style:style>
    <style:style style:name="P41" style:family="paragraph" style:parent-style-name="Standard" style:list-style-name="L2">
      <style:paragraph-properties fo:margin-top="0in" fo:margin-bottom="0in" loext:contextual-spacing="false"/>
      <style:text-properties style:font-name="Lucida Sans Unicode" officeooo:rsid="00151eb2" officeooo:paragraph-rsid="0016dce8"/>
    </style:style>
    <style:style style:name="P42" style:family="paragraph" style:parent-style-name="Standard" style:list-style-name="L2">
      <style:paragraph-properties fo:margin-top="0in" fo:margin-bottom="0in" loext:contextual-spacing="false"/>
      <style:text-properties style:font-name="Lucida Sans Unicode" officeooo:rsid="00151eb2" officeooo:paragraph-rsid="0022afea"/>
    </style:style>
    <style:style style:name="P43" style:family="paragraph" style:parent-style-name="Standard" style:list-style-name="L2">
      <style:paragraph-properties fo:margin-top="0in" fo:margin-bottom="0in" loext:contextual-spacing="false"/>
      <style:text-properties officeooo:paragraph-rsid="001f4857"/>
    </style:style>
    <style:style style:name="P44" style:family="paragraph" style:parent-style-name="Standard" style:list-style-name="L2">
      <style:paragraph-properties fo:margin-top="0in" fo:margin-bottom="0in" loext:contextual-spacing="false"/>
      <style:text-properties officeooo:rsid="001202d8" officeooo:paragraph-rsid="00297e04"/>
    </style:style>
    <style:style style:name="P45" style:family="paragraph" style:parent-style-name="Standard" style:list-style-name="L3">
      <style:paragraph-properties fo:margin-top="0in" fo:margin-bottom="0in" loext:contextual-spacing="false"/>
      <style:text-properties officeooo:paragraph-rsid="0022afea"/>
    </style:style>
    <style:style style:name="P46" style:family="paragraph" style:parent-style-name="Standard" style:list-style-name="L3">
      <style:paragraph-properties fo:margin-top="0in" fo:margin-bottom="0in" loext:contextual-spacing="false"/>
      <style:text-properties officeooo:rsid="0022afea" officeooo:paragraph-rsid="0022afea"/>
    </style:style>
    <style:style style:name="P47" style:family="paragraph" style:parent-style-name="Standard" style:list-style-name="L3">
      <style:paragraph-properties fo:margin-top="0in" fo:margin-bottom="0in" loext:contextual-spacing="false"/>
      <style:text-properties officeooo:rsid="0023c14c" officeooo:paragraph-rsid="0023c14c"/>
    </style:style>
    <style:style style:name="T1" style:family="text">
      <style:text-properties officeooo:rsid="00089d8f"/>
    </style:style>
    <style:style style:name="T2" style:family="text">
      <style:text-properties officeooo:rsid="000a69d3"/>
    </style:style>
    <style:style style:name="T3" style:family="text">
      <style:text-properties style:font-name="Lucida Sans Unicode" fo:font-size="14pt" style:font-size-asian="14pt" style:font-size-complex="14pt"/>
    </style:style>
    <style:style style:name="T4" style:family="text">
      <style:text-properties style:font-name="Lucida Sans Unicode" fo:font-size="14pt" officeooo:rsid="00089d8f" style:font-size-asian="14pt" style:font-size-complex="14pt"/>
    </style:style>
    <style:style style:name="T5" style:family="text">
      <style:text-properties style:font-name="Lucida Sans Unicode" fo:font-size="14pt" officeooo:rsid="000a69d3" style:font-size-asian="14pt" style:font-size-complex="14pt"/>
    </style:style>
    <style:style style:name="T6" style:family="text">
      <style:text-properties style:font-name="Lucida Sans Unicode" fo:font-size="14pt" officeooo:rsid="000c66af" style:font-size-asian="14pt" style:font-size-complex="14pt"/>
    </style:style>
    <style:style style:name="T7" style:family="text">
      <style:text-properties style:font-name="Lucida Sans Unicode" fo:font-size="14pt" officeooo:rsid="000d6df3" style:font-size-asian="14pt" style:font-size-complex="14pt"/>
    </style:style>
    <style:style style:name="T8" style:family="text">
      <style:text-properties style:font-name="Lucida Sans Unicode" fo:font-size="14pt" officeooo:rsid="000f48aa" style:font-size-asian="14pt" style:font-size-complex="14pt"/>
    </style:style>
    <style:style style:name="T9" style:family="text">
      <style:text-properties style:font-name="Lucida Sans Unicode" fo:font-size="14pt" officeooo:rsid="001d50bf" style:font-size-asian="14pt" style:font-size-complex="14pt"/>
    </style:style>
    <style:style style:name="T10" style:family="text">
      <style:text-properties style:font-name="Lucida Sans Unicode" fo:font-size="14pt" officeooo:rsid="001d711a" style:font-size-asian="14pt" style:font-size-complex="14pt"/>
    </style:style>
    <style:style style:name="T11" style:family="text">
      <style:text-properties style:font-name="Lucida Sans Unicode" fo:font-size="14pt" officeooo:rsid="001f4857" style:font-size-asian="14pt" style:font-size-complex="14pt"/>
    </style:style>
    <style:style style:name="T12" style:family="text">
      <style:text-properties style:font-name="Lucida Sans Unicode" fo:font-size="14pt" fo:font-weight="normal" style:font-size-asian="14pt" style:font-weight-asian="normal" style:font-size-complex="14pt" style:font-weight-complex="normal"/>
    </style:style>
    <style:style style:name="T13" style:family="text">
      <style:text-properties style:font-name="Lucida Sans Unicode" fo:font-size="14pt" fo:font-weight="normal" officeooo:rsid="000f48aa" style:font-size-asian="14pt" style:font-weight-asian="normal" style:font-size-complex="14pt" style:font-weight-complex="normal"/>
    </style:style>
    <style:style style:name="T14" style:family="text">
      <style:text-properties style:font-name="Lucida Sans Unicode" fo:font-size="14pt" fo:font-weight="normal" officeooo:rsid="001f4857" style:font-size-asian="14pt" style:font-weight-asian="normal" style:font-size-complex="14pt" style:font-weight-complex="normal"/>
    </style:style>
    <style:style style:name="T15" style:family="text">
      <style:text-properties style:font-name="Lucida Sans Unicode" fo:font-size="16pt" fo:font-weight="bold" officeooo:rsid="0022afea" style:font-size-asian="16pt" style:font-weight-asian="bold" style:font-size-complex="16pt" style:font-weight-complex="bold"/>
    </style:style>
    <style:style style:name="T16" style:family="text">
      <style:text-properties style:font-name="Lucida Sans Unicode" fo:font-size="16pt" fo:font-weight="bold" officeooo:rsid="0023c14c" style:font-size-asian="16pt" style:font-weight-asian="bold" style:font-size-complex="16pt" style:font-weight-complex="bold"/>
    </style:style>
    <style:style style:name="T17" style:family="text">
      <style:text-properties fo:font-size="14pt" style:font-size-asian="14pt" style:font-size-complex="14pt"/>
    </style:style>
    <style:style style:name="T18" style:family="text">
      <style:text-properties fo:font-size="14pt" officeooo:rsid="0013c985" style:font-size-asian="14pt" style:font-size-complex="14pt"/>
    </style:style>
    <style:style style:name="T19" style:family="text">
      <style:text-properties fo:font-size="14pt" officeooo:rsid="00151eb2" style:font-size-asian="14pt" style:font-size-complex="14pt"/>
    </style:style>
    <style:style style:name="T20" style:family="text">
      <style:text-properties fo:font-size="14pt" officeooo:rsid="00153edf" style:font-size-asian="14pt" style:font-size-complex="14pt"/>
    </style:style>
    <style:style style:name="T21" style:family="text">
      <style:text-properties fo:font-size="14pt" officeooo:rsid="0016dce8" style:font-size-asian="14pt" style:font-size-complex="14pt"/>
    </style:style>
    <style:style style:name="T22" style:family="text">
      <style:text-properties fo:font-size="14pt" officeooo:rsid="0017f5d7" style:font-size-asian="14pt" style:font-size-complex="14pt"/>
    </style:style>
    <style:style style:name="T23" style:family="text">
      <style:text-properties fo:font-size="14pt" officeooo:rsid="002078fa" style:font-size-asian="14pt" style:font-size-complex="14pt"/>
    </style:style>
    <style:style style:name="T24" style:family="text">
      <style:text-properties style:font-name="Courier New" fo:font-size="12pt" style:font-size-asian="12pt" style:font-size-complex="12pt"/>
    </style:style>
    <style:style style:name="T25" style:family="text">
      <style:text-properties style:font-name="Courier New" fo:font-size="12pt" officeooo:rsid="00297e04" style:font-size-asian="12pt" style:font-size-complex="12pt"/>
    </style:style>
    <style:style style:name="T26" style:family="text">
      <style:text-properties style:font-name="Courier New" fo:font-size="14pt" fo:font-weight="normal" style:font-size-asian="14pt" style:font-weight-asian="normal" style:font-size-complex="14pt" style:font-weight-complex="normal"/>
    </style:style>
    <style:style style:name="T27" style:family="text">
      <style:text-properties officeooo:rsid="001c0f79"/>
    </style:style>
    <style:style style:name="T28" style:family="text">
      <style:text-properties officeooo:rsid="0022afea"/>
    </style:style>
    <style:style style:name="T29" style:family="text">
      <style:text-properties officeooo:rsid="0023c14c"/>
    </style:style>
    <style:style style:name="T30" style:family="text">
      <style:text-properties officeooo:rsid="0027c2b4"/>
    </style:style>
    <style:style style:name="T31" style:family="text">
      <style:text-properties officeooo:rsid="00290fb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ructions for <text:span text:style-name="T2">I</text:span>nstalling <text:span text:style-name="T28">and Updating Python/Psychopy </text:span>ABCD <text:span text:style-name="T27">MID Practice program</text:span> on Windows</text:p>
      <text:p text:style-name="P7">Allen.Ingling@gmail.com</text:p>
      <text:p text:style-name="P9"><text:span text:style-name="T31">February</text:span> <text:span text:style-name="T31">22</text:span>, 2018</text:p>
      <text:p text:style-name="P10">document revision 0.<text:span text:style-name="T31">3</text:span></text:p>
      <text:p text:style-name="P6"/>
      <text:p text:style-name="P3"/>
      <text:p text:style-name="P8">Contents:</text:p>
      <text:p text:style-name="P11">I. Installataion</text:p>
      <text:p text:style-name="P11">II. Updating</text:p>
      <text:p text:style-name="P11"/>
      <text:p text:style-name="P11"/>
      <text:p text:style-name="P8">I. Installation</text:p>
      <text:p text:style-name="P8"/>
      <text:p text:style-name="P14">To install the Python ABCD programs for the first time. </text:p>
      <text:p text:style-name="P8"/>
      <text:p text:style-name="P12">Steps: </text:p>
      <text:list xml:id="list2647021074" text:style-name="L1">
        <text:list-item>
          <text:p text:style-name="P20">Install PsychoPy:</text:p>
        </text:list-item>
      </text:list>
      <text:list xml:id="list2486961229" text:style-name="L2">
        <text:list-item>
          <text:list>
            <text:list-item>
              <text:p text:style-name="P21"><text:span text:style-name="T5">Download the “Standalone” .exe file from here:<text:line-break/></text:span><text:a xlink:type="simple" xlink:href="https://github.com/psychopy/psychopy/releases" text:style-name="Internet_20_link" text:visited-style-name="Visited_20_Internet_20_Link"><text:span text:style-name="T4">https://github.com/psychopy/psychopy/releases</text:span></text:a><text:span text:style-name="T4"><text:line-break/></text:span><text:span text:style-name="T5">For example, the current release as of the publication date of these instructions is name</text:span><text:span text:style-name="T6">d</text:span><text:span text:style-name="T5">, “</text:span><text:span text:style-name="T6">StandalonePsychoPy-1.85.6-win32.exe</text:span><text:span text:style-name="T5">”</text:span></text:p>
            </text:list-item>
            <text:list-item>
              <text:p text:style-name="P22"><text:span text:style-name="T5">D</text:span><text:span text:style-name="T3">ouble-click on the downloaded .exe file </text:span><text:span text:style-name="T7">to launch the </text:span><text:span text:style-name="T9">PsychoPy </text:span><text:span text:style-name="T7">installer.</text:span></text:p>
            </text:list-item>
            <text:list-item>
              <text:p text:style-name="P22"><text:span text:style-name="T7">Wait for the installer to lanuch then click t</text:span><text:span text:style-name="T3">hrough the installer to install PsychoPy.</text:span></text:p>
            </text:list-item>
          </text:list>
        </text:list-item>
        <text:list-item>
          <text:p text:style-name="P23"><text:span text:style-name="T3">Install </text:span><text:span text:style-name="T7">g</text:span><text:span text:style-name="T3">it, which is used to download the ABCD python script repository to your computer.</text:span></text:p>
          <text:list>
            <text:list-item>
              <text:p text:style-name="P27"><text:span text:style-name="T3">Download git from here: </text:span><text:a xlink:type="simple" xlink:href="https://git-scm.com/downloads" text:style-name="Internet_20_link" text:visited-style-name="Visited_20_Internet_20_Link"><text:span text:style-name="T3">https://git-scm.com/downloads</text:span></text:a><text:span text:style-name="T3"> . The download link on that page is (as of 1/19/2018): “Download 2.16.0 for Windows”</text:span></text:p>
            </text:list-item>
            <text:list-item>
              <text:p text:style-name="P22"><text:span text:style-name="T5">D</text:span><text:span text:style-name="T3">ouble-click on the downloaded .exe file </text:span><text:span text:style-name="T7">to launch the installer.</text:span></text:p>
            </text:list-item>
            <text:list-item>
              <text:p text:style-name="P27"><text:span text:style-name="T3">Wait for the installer to lanuch then click t</text:span><text:span text:style-name="T6">hrough the installer to install PsychoPy. <text:s/></text:span><text:span text:style-name="T10">Use the default settings.</text:span></text:p>
            </text:list-item>
          </text:list>
        </text:list-item>
        <text:list-item>
          <text:p text:style-name="P29">Use git to fetch ABCD Python repository from GitHub</text:p>
          <text:list>
            <text:list-item>
              <text:p text:style-name="P28"><text:span text:style-name="T3"><text:s/></text:span><text:span text:style-name="T8">Launch the Windows “Command Prompt” application. <text:s/></text:span></text:p>
              <text:list>
                <text:list-item>
                  <text:p text:style-name="P43"><text:soft-page-break/><text:span text:style-name="T11">Windows 10: </text:span><text:span text:style-name="T8">It can be found by typing “Command Prompt” into the Windows Start Menu search box. </text:span></text:p>
                </text:list-item>
                <text:list-item>
                  <text:p text:style-name="P30">Windows 7: Use the Metro interface launched from the window icon at the left end of the task bar at the bottom of the screen. <text:s/>Then select the down arrow at the bottom the Metro interface to list applications. <text:s/>Scroll through the list of applications to the “Window System” section near the end and select “Command Prompt.” <text:s/></text:p>
                </text:list-item>
              </text:list>
            </text:list-item>
            <text:list-item>
              <text:p text:style-name="P44"><text:span text:style-name="T8">F</text:span><text:span text:style-name="T3">etch the ABCD Python repository by entering this command at the command prompt:<text:line-break/></text:span><text:span text:style-name="T25">git clone -b alpha https://github.com/AW-Ingling/ABCD.git</text:span></text:p>
            </text:list-item>
          </text:list>
        </text:list-item>
        <text:list-item>
          <text:p text:style-name="P38"><text:span text:style-name="T17">Associate the </text:span><text:span text:style-name="T18">ABCD_</text:span><text:span text:style-name="T17">MID_Practice file icon with the </text:span><text:span text:style-name="T18">PsychoPy </text:span><text:span text:style-name="T17">Python interpreter</text:span></text:p>
          <text:list>
            <text:list-item>
              <text:p text:style-name="P38"><text:span text:style-name="T17">Find the </text:span><text:span text:style-name="T18">ABCD_</text:span><text:span text:style-name="T17">MID_Practice.py file which you should have received somehow.</text:span></text:p>
            </text:list-item>
            <text:list-item>
              <text:p text:style-name="P38"><text:span text:style-name="T17">Put the </text:span><text:span text:style-name="T18">ABCD_</text:span><text:span text:style-name="T17">MID_Practice.py file anywhere you prefer, the Windows Desktop is a convenient location.</text:span></text:p>
            </text:list-item>
            <text:list-item>
              <text:p text:style-name="P38"><text:span text:style-name="T17">Right-click on the </text:span><text:span text:style-name="T18">ABCD_</text:span><text:span text:style-name="T17">MID_Practice.py, a popup menu should appear. <text:s/></text:span><text:span text:style-name="T18">Select “properties” from this menu.</text:span></text:p>
            </text:list-item>
            <text:list-item>
              <text:p text:style-name="P31">A dialog box should appear with the “General” tab selected. <text:s/>Find the “Change” button <text:s/>to the right of the “Opens with:” option</text:p>
            </text:list-item>
            <text:list-item>
              <text:p text:style-name="P32">Click the “Change” button.</text:p>
            </text:list-item>
            <text:list-item>
              <text:p text:style-name="P39"><text:span text:style-name="T17"><text:s/></text:span><text:span text:style-name="T19">A new window should open asking “How do you want to open .py files from now on?” <text:s/>At the bottom of this window, click the “More apps ” </text:span><text:span text:style-name="T23">or “More options”</text:span><text:span text:style-name="T19"> text.</text:span></text:p>
            </text:list-item>
            <text:list-item>
              <text:p text:style-name="P33">More apps should now be listed. <text:s/>Scroll to the bottom of the list of the list and select apps and click the text “Look for another app on this PC”</text:p>
            </text:list-item>
            <text:list-item>
              <text:p text:style-name="P40"><text:span text:style-name="T17">A file navigator box should appear. <text:s/>Navigate to:<text:line-break/></text:span><text:span text:style-name="T24">C:\Program Files (x86)\PsychoPy2</text:span></text:p>
            </text:list-item>
            <text:list-item>
              <text:p text:style-name="P34">Select from the list of files “pythonw.exe”. <text:s/>Note: there are both a “python.exe” and “pythonw.exe” files and you want the one with the “w”.</text:p>
            </text:list-item>
            <text:list-item>
              <text:p text:style-name="P41"><text:span text:style-name="T20">Click the “Open” button in the lower-right corner of the file dialog. <text:s/></text:span><text:span text:style-name="T21">The file navigator dialog should vanish</text:span></text:p>
            </text:list-item>
            <text:list-item>
              <text:p text:style-name="P35">The “ABCD_MID_practice.py Properties” window should still be open. In its lower-right corner, click the “Apply” button, then click the “OK” button.</text:p>
            </text:list-item>
            <text:list-item>
              <text:p text:style-name="P41"><text:soft-page-break/><text:span text:style-name="T21">Launch the ABCD MID Practice program by double-clicking the ABCD_MID_practice.py icon which you placed somwhere in step 4</text:span><text:span text:style-name="T22">B</text:span><text:span text:style-name="T21">. <text:s/>(This can take a while to startup the first time it is run because Python needs to compile the source code, so be patient, though it should take less than a minute.)</text:span></text:p>
            </text:list-item>
          </text:list>
        </text:list-item>
        <text:list-item>
          <text:p text:style-name="P42"><text:span text:style-name="T22">Henceforth, to launch the </text:span><text:span text:style-name="T21">ABCD MID Practice program, </text:span><text:span text:style-name="T22">only repeat step 4L.</text:span><text:span text:style-name="T21"> <text:line-break/><text:line-break/></text:span></text:p>
        </text:list-item>
      </text:list>
      <text:p text:style-name="P19"><text:span text:style-name="T15">I</text:span><text:span text:style-name="T16">I</text:span><text:span text:style-name="T15">. Updat</text:span><text:span text:style-name="T16">ing</text:span></text:p>
      <text:p text:style-name="P18"/>
      <text:p text:style-name="P17">To update the Python ABCD programs to the most recent version</text:p>
      <text:p text:style-name="P17"/>
      <text:list xml:id="list1254405722" text:style-name="L3">
        <text:list-item>
          <text:p text:style-name="P36">Launch the Windows “Command Prompt” application. </text:p>
          <text:list>
            <text:list-item>
              <text:p text:style-name="P45"><text:span text:style-name="T13"><text:s/></text:span><text:span text:style-name="T14">Windows 10: </text:span><text:span text:style-name="T13">It can be found by typing “Command Prompt” into the Windows Start Menu search box. </text:span></text:p>
            </text:list-item>
            <text:list-item>
              <text:p text:style-name="P46"><text:span text:style-name="T13">W</text:span><text:span text:style-name="T12">indows 7: Use the Metro interface launched from the window icon at the left end of the task bar at the bottom of the screen. Then select the down arrow at the bottom the Metro interface to list applications. <text:s/>Scroll through the list of applications to the “Window System” section near the end and select “Command Prompt.”</text:span></text:p>
            </text:list-item>
          </text:list>
        </text:list-item>
        <text:list-item>
          <text:p text:style-name="P47"><text:span text:style-name="T12">Step into the the ABCD directory by entering this command at the command prompt:<text:line-break/> <text:tab/></text:span><text:span text:style-name="T26">cd ABCD </text:span></text:p>
        </text:list-item>
        <text:list-item>
          <text:p text:style-name="P47"><text:span text:style-name="T12">Update the local ABCD directory contents using git by entering this command at the prompt:<text:line-break/> <text:tab/></text:span><text:span text:style-name="T26">git pull</text:span></text:p>
        </text:list-item>
        <text:list-item>
          <text:p text:style-name="P37">Close the Command Prompt window.<text:line-break/><text:tab/></text:p>
        </text:list-item>
      </text:list>
      <text:p text:style-name="P16"/>
      <text:p text:style-name="P18"/>
      <text:p text:style-name="P18"/>
      <text:p text:style-name="P15"><text:tab/></text:p>
      <text:p text:style-name="P13"/>
      <text:p text:style-name="P2"/>
      <text:p text:style-name="P1"><text:soft-page-break/></text:p>
      <text:p text:style-name="P1"/>
      <text:p text:style-name="P4">Document History: </text:p>
      <text:p text:style-name="P4"/>
      <text:p text:style-name="P3">revision 0.1<text:tab/><text:span text:style-name="T1">1/19/2018<text:tab/>awi<text:tab/><text:tab/>Wrote it. <text:s/></text:span></text:p>
      <text:p text:style-name="P5">revision 0.2<text:tab/>1/30/2018<text:tab/>awi<text:tab/><text:tab/>Added <text:span text:style-name="T29">U</text:span>pdate section and Contents</text:p>
      <text:p text:style-name="P26">revision 0.3<text:tab/>2/22/2018<text:tab/>awi<text:tab/><text:tab/>Changed git command to checkout alpha branch </text:p>
      <text:p text:style-name="P5"><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1:55:32.188000000</meta:creation-date>
    <dc:date>2018-02-22T18:04:38.590423285</dc:date>
    <meta:editing-duration>PT35M13S</meta:editing-duration>
    <meta:editing-cycles>7</meta:editing-cycles>
    <meta:generator>LibreOffice/5.3.7.2$MacOSX_X86_64 LibreOffice_project/6b8ed514a9f8b44d37a1b96673cbbdd077e24059</meta:generator>
    <meta:print-date>2018-01-30T10:05:12.617000000</meta:print-date>
    <meta:document-statistic meta:table-count="0" meta:image-count="0" meta:object-count="0" meta:page-count="4" meta:paragraph-count="51" meta:word-count="722" meta:character-count="4420" meta:non-whitespace-character-count="3736"/>
  </office:meta>
</office:document-meta>
</file>